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Nimbus Roman No9 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P #108 : Remove error output of add_param function</text:h>
      <text:p text:style-name="P2"/>
      <text:p text:style-name="P1"/>
      <text:p text:style-name="P1">Version: 1.0</text:p>
      <text:p text:style-name="P1">Author: Cédric Delamarre</text:p>
      <text:p text:style-name="P1">Review: </text:p>
      <text:p text:style-name="P1">Commented: </text:p>
      <text:p text:style-name="P1">State: </text:p>
      <text:p text:style-name="P1">Scilab-Version: 5.5.0</text:p>
      <text:p text:style-name="P1">Created: 27 september 2013</text:p>
      <text:p text:style-name="P2"/>
      <text:p text:style-name="P1"/>
      <text:h text:style-name="P6" text:outline-level="3">Abstract</text:h>
      <text:p text:style-name="P1"><text:tab/>The objective of this SEP is to remove the error output argument of add_param function.</text:p>
      <text:h text:style-name="P6" text:outline-level="3">Rationale</text:h>
      <text:p text:style-name="P3"><text:tab/>Current the error output argument of add_param <text:s/>is never set to true when an error occured. This argument is always false if the function ends without error else it is never setted.</text:p>
      <text:h text:style-name="P6" text:outline-level="3"><text:span text:style-name="Teletype"><text:span text:style-name="T3">Example Usage</text:span></text:span></text:h>
      <text:p text:style-name="P3"><text:span text:style-name="Teletype"><text:span text:style-name="T1"><text:tab/>p = init_param() ;</text:span></text:span></text:p>
      <text:p text:style-name="P3"><text:span text:style-name="Teletype"><text:span text:style-name="T1"><text:tab/>[p, err] = add_param(p, « field1») </text:span></text:span></text:p>
      <text:p text:style-name="P3"><text:span text:style-name="Teletype"><text:span text:style-name="T1"><text:tab/>[p, err] = add_param(p, « field2», 45) </text:span></text:span></text:p>
      <text:p text:style-name="P3"><text:span text:style-name="Teletype"><text:span text:style-name="T1"/></text:span></text:p>
      <text:p text:style-name="P3"><text:span text:style-name="Teletype"><text:span text:style-name="T1"><text:tab/>[p, err] = add_param(p)</text:span></text:span></text:p>
      <text:p text:style-name="P3"><text:span text:style-name="Teletype"><text:span text:style-name="T1"><text:tab/>[p, err] = add_param(p, « field1»)  </text:span></text:span></text:p>
      <text:p text:style-name="P3"><text:span text:style-name="Teletype"><text:span text:style-name="T1"><text:tab/>l = list(«first ») ;</text:span></text:span></text:p>
      <text:p text:style-name="P3"><text:span text:style-name="Teletype"><text:span text:style-name="T1"><text:tab/>[l, err] = add_param(l, « field1»)  </text:span></text:span></text:p>
      <text:h text:style-name="P6" text:outline-level="3">Changelog</text:h>
      <text:p text:style-name="P3"><text:span text:style-name="T2"><text:tab/></text:span><text:span text:style-name="T5">1.0 – Cédric Delamarre &lt;</text:span><text:a xlink:type="simple" xlink:href="mailto:cedric.delamarre@scilab-enterprises.com"><text:span text:style-name="T5">cedric.delamarre@scilab-enterprises.com</text:span></text:a><text:span text:style-name="T5">&gt; Initial version</text:span></text:p>
      <text:h text:style-name="P6" text:outline-level="3">Copyright</text:h>
      <text:p text:style-name="Standard"><text:tab/><text:span text:style-name="Teletype"><text:span text:style-name="T4">This document has been placed under the license CeCILL-B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Pierre MARECHAL</meta:initial-creator>
    <meta:creation-date>2008-07-09T13:39:08</meta:creation-date>
    <dc:date>2013-09-27T14:36:24</dc:date>
    <meta:editing-cycles>6</meta:editing-cycles>
    <meta:editing-duration>PT13M4S</meta:editing-duration>
    <dc:creator>Ced </dc:creator>
    <meta:document-statistic meta:table-count="0" meta:image-count="0" meta:object-count="0" meta:page-count="1" meta:paragraph-count="24" meta:word-count="130" meta:character-count="832" meta:non-whitespace-character-count="705"/>
    <meta:user-defined meta:name="Info 1"/>
    <meta:user-defined meta:name="Info 2"/>
    <meta:user-defined meta:name="Info 3"/>
    <meta:user-defined meta:name="Info 4"/>
  </office:meta>
</office:document-meta>
</file>